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39cbe" officeooo:paragraph-rsid="00039cbe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color="#00cc33" fo:font-size="28pt" officeooo:rsid="00039cbe" officeooo:paragraph-rsid="00039cbe" style:font-size-asian="28pt" style:font-size-complex="28pt"/>
    </style:style>
    <style:style style:name="P3" style:family="paragraph" style:parent-style-name="Standard">
      <style:paragraph-properties fo:text-align="center" style:justify-single-word="false"/>
      <style:text-properties fo:color="#00cc33" fo:font-size="18pt" officeooo:rsid="00039cbe" officeooo:paragraph-rsid="00039cbe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color="#cc9900" officeooo:rsid="00039cbe" officeooo:paragraph-rsid="00039cbe"/>
    </style:style>
    <style:style style:name="P5" style:family="paragraph" style:parent-style-name="Standard">
      <style:paragraph-properties fo:text-align="center" style:justify-single-word="false"/>
      <style:text-properties fo:color="#0066ff" fo:font-size="22pt" officeooo:rsid="00039cbe" officeooo:paragraph-rsid="00039cbe" style:font-size-asian="22pt" style:font-size-complex="22pt"/>
    </style:style>
    <style:style style:name="P6" style:family="paragraph" style:parent-style-name="Standard">
      <style:paragraph-properties fo:text-align="center" style:justify-single-word="false"/>
      <style:text-properties fo:color="#00cc33" fo:font-size="18pt" officeooo:rsid="0009e5de" officeooo:paragraph-rsid="0009e5de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fo:color="#cc9900" officeooo:rsid="00039cbe" officeooo:paragraph-rsid="0009e5de"/>
    </style:style>
    <style:style style:name="T1" style:family="text">
      <style:text-properties officeooo:rsid="0008a4b7"/>
    </style:style>
    <style:style style:name="T2" style:family="text">
      <style:text-properties officeooo:rsid="0009e5d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#########Graphics Assignment 1######</text:p>
      <text:p text:style-name="P6">S.Sai Preetham</text:p>
      <text:p text:style-name="P3">201610<text:span text:style-name="T2">43</text:span></text:p>
      <text:p text:style-name="P1"/>
      <text:p text:style-name="P4">About the game:</text:p>
      <text:p text:style-name="P4">This is an arcade game where the player controls a metal player and uses it to land on</text:p>
      <text:p text:style-name="P4">and destroy other flying balls constantly traversing the screen from left to right. On landing on</text:p>
      <text:p text:style-name="P4">the flying balls, they disappear and the player gets launched upwards a little higher.</text:p>
      <text:p text:style-name="P4">The primary objective is to destroy as many balls as possible.</text:p>
      <text:p text:style-name="P4"/>
      <text:p text:style-name="P4">The World:</text:p>
      <text:p text:style-name="P4"/>
      <text:p text:style-name="P4">The world consists of a floor with a small semicircular pond and a trampoline. Flying</text:p>
      <text:p text:style-name="P4">balls of different colours (each corresponding to certain points) will traverse the screen above the</text:p>
      <text:p text:style-name="P4">ground at various heights (random) from left to right. The balls need to be densely located sothat</text:p>
      <text:p text:style-name="P4">its possible to destroy multiple balls using the boost obtained by destroying one. Some</text:p>
      <text:p text:style-name="P4">of the flying balls should have a rectangular slab attached at different angles, if the players</text:p>
      <text:p text:style-name="P4">lands on these slopes he/she would be launched at an angle of reflection from the</text:p>
      <text:p text:style-name="P4">perpendicular to the slab following the laws of reflection. Later, a magnet should appear and</text:p>
      <text:p text:style-name="P4">disappear randomly on either sides of the game which will cause the player’s motion to be</text:p>
      <text:p text:style-name="P4">influenced (make sure projectile like motion [constant horizontal acceleration] is followed). At</text:p>
      <text:p text:style-name="P4">a later level, spiked porcupines should appear which if the player lands on will result in a</text:p>
      <text:p text:style-name="P4">penalty incurred and the porcupine disappears. Your initial game can have fixed boundaries</text:p>
      <text:p text:style-name="P4">where attempting to cross the boundaries would not work and you would be reflected back.</text:p>
      <text:p text:style-name="P4"/>
      <text:p text:style-name="P4"><text:span text:style-name="T1">C</text:span>ontrols:</text:p>
      <text:p text:style-name="P4"/>
      <text:p text:style-name="P4">Left Arrow key <text:s text:c="13"/>-- <text:s text:c="16"/>Move left</text:p>
      <text:p text:style-name="P4">Right arrow key <text:s text:c="11"/>-- <text:s text:c="16"/>Move right</text:p>
      <text:p text:style-name="P4">Space bar <text:s text:c="26"/>-- <text:s text:c="29"/>Jump</text:p>
      <text:p text:style-name="P4"><text:span text:style-name="T2">Number 1</text:span> <text:s text:c="30"/>-- <text:s text:c="10"/>Move the screen left</text:p>
      <text:p text:style-name="P7"><text:span text:style-name="T2">Number 2</text:span> <text:s text:c="21"/>-- <text:s text:c="14"/>Move the screen right</text:p>
      <text:p text:style-name="P4"><text:span text:style-name="T2">Number 3 or scroll mouse up</text:span> <text:s text:c="21"/>-- <text:s text:c="24"/>Zoom in</text:p>
      <text:p text:style-name="P4"><text:span text:style-name="T2">Number 4 or scroll mouse down</text:span> <text:s text:c="25"/>-- <text:s text:c="26"/>Zoom out</text:p>
      <text:p text:style-name="P4"><text:span text:style-name="T2">esc or q to quit game</text:span> <text:s text:c="25"/>-- <text:s text:c="21"/>Quit the game</text:p>
      <text:p text:style-name="P4"/>
      <text:p text:style-name="P4"/>
      <text:p text:style-name="P4">Score:</text:p>
      <text:p text:style-name="P4"/>
      <text:p text:style-name="P7">For each ball you destroy yoou get +<text:span text:style-name="T2">5</text:span> points <text:span text:style-name="T2">and </text:span>For each ball <text:span text:style-name="T2">with slope</text:span> you destroy yoou get +<text:span text:style-name="T2">10 </text:span>points and every time you hit a procupine you will be penalised with -5.</text:p>
      <text:p text:style-name="P4"/>
      <text:p text:style-name="P4"/>
      <text:p text:style-name="P4"/>
      <text:p text:style-name="P5">Hope you enjoy the game!!</text:p>
      <text:p text:style-name="P4"/>
      <text:p text:style-name="P4"/>
      <text:p text:style-name="P4"/>
      <text:p text:style-name="P4"/>
      <text:p text:style-name="P4"><text:soft-page-break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2T09:20:02.564822752</meta:creation-date>
    <dc:date>2018-02-03T00:12:04.143291586</dc:date>
    <meta:editing-duration>PT13M12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2" meta:paragraph-count="33" meta:word-count="349" meta:character-count="2302" meta:non-whitespace-character-count="1658"/>
  </office:meta>
</office:document-meta>
</file>